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10" table:formula="of:=SUM([.F3:.F22])" table:style-name="ce8">
            <text:p>1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29.5" table:formula="of:=SUM([.B23:.H23])" table:style-name="ce8">
            <text:p>29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10T02:50:46Z</dc:date>
    <meta:editing-cycles>6</meta:editing-cycles>
    <meta:editing-duration>PT2305S</meta:editing-duration>
  </office:meta>
</office:document-meta>
</file>